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555in" loext:contextual-spacing="false" fo:line-height="100%" fo:keep-together="auto" fo:keep-with-next="auto"/>
    </style:style>
    <style:style style:name="P2" style:family="paragraph" style:parent-style-name="Standard">
      <style:paragraph-properties fo:margin-top="0in" fo:margin-bottom="0.0555in" loext:contextual-spacing="false" fo:line-height="100%" fo:keep-together="auto" fo:keep-with-next="auto"/>
    </style:style>
    <style:style style:name="P3" style:family="paragraph" style:parent-style-name="Standard" style:master-page-name="Standard">
      <style:paragraph-properties fo:margin-top="0in" fo:margin-bottom="0.0555in" loext:contextual-spacing="false" fo:line-height="100%" fo:keep-together="auto" style:page-number="1" fo:keep-with-next="auto"/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5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8" style:family="paragraph" style:parent-style-name="Standard" style:list-style-name="WWNum1">
      <style:paragraph-properties fo:margin-left="0.5in" fo:margin-right="0in" fo:margin-top="0in" fo:margin-bottom="0.0555in" loext:contextual-spacing="false" fo:line-height="100%" fo:keep-together="auto" fo:text-indent="-0.25in" style:auto-text-indent="false" fo:keep-with-next="auto"/>
    </style:style>
    <style:style style:name="P9" style:family="paragraph" style:parent-style-name="Standard" style:list-style-name="WWNum3">
      <style:paragraph-properties fo:margin-left="0.5in" fo:margin-right="0in" fo:margin-top="0in" fo:margin-bottom="0.0555in" loext:contextual-spacing="false" fo:line-height="100%" fo:keep-together="auto" fo:text-indent="-0.25in" style:auto-text-indent="false" fo:keep-with-next="auto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11" style:family="paragraph" style:parent-style-name="Standard" style:list-style-name="WWNum2">
      <style:paragraph-properties fo:margin-left="1in" fo:margin-right="0in" fo:margin-top="0in" fo:margin-bottom="0.0555in" loext:contextual-spacing="false" fo:line-height="100%" fo:keep-together="auto" fo:text-indent="-0.25in" style:auto-text-indent="false" fo:keep-with-next="auto"/>
    </style:style>
    <style:style style:name="P12" style:family="paragraph" style:parent-style-name="Standard" style:list-style-name="WWNum2">
      <style:paragraph-properties fo:margin-left="1.5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13" style:family="paragraph" style:parent-style-name="Standard" style:list-style-name="WWNum2">
      <style:paragraph-properties fo:margin-left="2in" fo:margin-right="0in" fo:margin-top="0in" fo:margin-bottom="0in" loext:contextual-spacing="false" fo:line-height="100%" fo:keep-together="auto" fo:text-indent="-0.25in" style:auto-text-indent="false" fo:keep-with-next="auto"/>
    </style:style>
    <style:style style:name="P14" style:family="paragraph" style:parent-style-name="Heading_20_2">
      <style:paragraph-properties fo:margin-top="0.25in" fo:margin-bottom="0.0555in" loext:contextual-spacing="false" fo:line-height="100%" fo:keep-together="auto" fo:break-before="page" fo:keep-with-next="auto"/>
    </style:style>
    <style:style style:name="P15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6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hm5mr6p55jw7" text:style-name="Index_20_Link" text:visited-style-name="Index_20_Link"><text:span text:style-name="T1">1. Application architecture</text:span></text:a></text:p>
          <text:p text:style-name="P4"><text:a xlink:type="simple" xlink:href="#_xxv0ckfvhw8r" text:style-name="Index_20_Link" text:visited-style-name="Index_20_Link"><text:span text:style-name="T1">1.1 Component architecture</text:span></text:a></text:p>
          <text:p text:style-name="P4"><text:a xlink:type="simple" xlink:href="#_s7p9i85slb58" text:style-name="Index_20_Link" text:visited-style-name="Index_20_Link"><text:span text:style-name="T1">1.2 Routing</text:span></text:a></text:p>
          <text:p text:style-name="P4"><text:a xlink:type="simple" xlink:href="#_rytwi7n6912x" text:style-name="Index_20_Link" text:visited-style-name="Index_20_Link"><text:span text:style-name="T1">1.3 CSS</text:span></text:a></text:p>
          <text:p text:style-name="P4"><text:a xlink:type="simple" xlink:href="#_r8l9n3k2gv5g" text:style-name="Index_20_Link" text:visited-style-name="Index_20_Link"><text:span text:style-name="T1">1.4 Authentication / authorization</text:span></text:a></text:p>
        </text:index-body>
      </text:table-of-content>
      <text:p text:style-name="P1"/>
      <text:p text:style-name="P14"><text:bookmark text:name="_hm5mr6p55jw7"/><text:span text:style-name="T3">1. Application architecture</text:span></text:p>
      <text:p text:style-name="P1">This is about application architecture</text:p>
      <text:p text:style-name="P15"><text:bookmark text:name="_xxv0ckfvhw8r"/><text:span text:style-name="T3">1.1 Component architecture <text:s text:c="2"/></text:span></text:p>
      <text:list xml:id="list1543473887" text:style-name="WWNum2">
        <text:list-item>
          <text:p text:style-name="P6">nesting component inside component?</text:p>
          <text:list>
            <text:list-item>
              <text:p text:style-name="P10">Use if prop drilling is not too deep</text:p>
            </text:list-item>
          </text:list>
        </text:list-item>
        <text:list-item>
          <text:p text:style-name="P6">Passing one comp to another through props?</text:p>
          <text:list>
            <text:list-item>
              <text:p text:style-name="P10">Which type of component</text:p>
              <text:list>
                <text:list-item>
                  <text:p text:style-name="P12">container component</text:p>
                </text:list-item>
                <text:list-item>
                  <text:p text:style-name="P12">specialized component</text:p>
                  <text:list>
                    <text:list-item>
                      <text:p text:style-name="P13">a component is a special case of the other component. For example, Error Text (traditionally, bold and red) is a special case of Text. </text:p>
                    </text:list-item>
                  </text:list>
                </text:list-item>
              </text:list>
            </text:list-item>
            <text:list-item>
              <text:p text:style-name="P10">Resolves deep prop drilling</text:p>
            </text:list-item>
          </text:list>
        </text:list-item>
        <text:list-item>
          <text:p text:style-name="P6">Parent-children wrapping and using default children prop</text:p>
          <text:list>
            <text:list-item>
              <text:p text:style-name="P10">When component is used as a generic boxes and don't know their children ahead of time</text:p>
            </text:list-item>
          </text:list>
        </text:list-item>
        <text:list-item>
          <text:p text:style-name="P6">HOC </text:p>
          <text:list>
            <text:list-item>
              <text:p text:style-name="P11">use for cross cutting concerns</text:p>
            </text:list-item>
          </text:list>
        </text:list-item>
      </text:list>
      <text:p text:style-name="P15"><text:bookmark text:name="_s7p9i85slb58"/><text:span text:style-name="T3">1.2 Routing </text:span></text:p>
      <text:list xml:id="list4049593762" text:style-name="WWNum1">
        <text:list-item>
          <text:p text:style-name="P8">How to handle routing</text:p>
        </text:list-item>
      </text:list>
      <text:p text:style-name="P15"><text:bookmark text:name="_rytwi7n6912x"/><text:span text:style-name="T3">1.3 CSS</text:span></text:p>
      <text:list xml:id="list11526758" text:style-name="WWNum3">
        <text:list-item>
          <text:p text:style-name="P7">Which framework to use?</text:p>
        </text:list-item>
        <text:list-item>
          <text:p text:style-name="P7">scss?</text:p>
        </text:list-item>
        <text:list-item>
          <text:p text:style-name="P9">Where to put css?</text:p>
        </text:list-item>
      </text:list>
      <text:p text:style-name="P15"><text:bookmark text:name="_r8l9n3k2gv5g"/><text:span text:style-name="T3">1.4 Authentication / authorization</text:span></text:p>
      <text:p text:style-name="Standard"/>
      <text:p text:style-name="P16"><text:bookmark text:name="_qq0qchfeage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29in" fo:margin-bottom="0.3929in" fo:margin-left="0.3929in" fo:margin-right="0.3929in" fo:background-color="#ffffff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46" meta:character-count="847" meta:non-whitespace-character-count="738"/>
    <meta:generator>LibreOfficeDev/6.0.5.2$Linux_X86_64 LibreOffice_project/</meta:generator>
  </office:meta>
</office:document-meta>
</file>